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objectwithoutfill">
      <style:graphic-properties svg:stroke-width="0.03cm" draw:marker-start-width="0.245cm" draw:marker-end="Arrow" draw:marker-end-width="0.345cm" draw:fill="none" draw:textarea-horizontal-align="left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draw:layer="layout" svg:width="7cm" svg:height="10cm" svg:x="3cm" svg:y="2cm">
          <text:p text:style-name="P1">GWT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cm" svg:height="2cm" svg:x="4cm" svg:y="3.9cm">
          <text:p text:style-name="P1">Console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4cm" svg:y="7.9cm">
          <text:p text:style-name="P1">Console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6.5cm" svg:x="13cm" svg:y="4.5cm">
          <text:p text:style-name="P1">Folyamatmo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14.1cm" svg:y="8cm">
          <text:p text:style-name="P1">Folyamatmotor</text:p>
          <text:p text:style-name="P1">magja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4cm" svg:height="2cm" svg:x="4.7cm" svg:y="9.5cm">
          <text:p text:style-name="P1">Integration</text:p>
          <text:p text:style-name="P1">Layer interfés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cm" svg:height="2cm" svg:x="14.3cm" svg:y="6.2cm">
          <text:p text:style-name="P1">Integration</text:p>
          <text:p text:style-name="P1">Layer impl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0.363cm" svg:x1="9.1cm" svg:y1="10.5cm" svg:x2="14.3cm" svg:y2="7.2cm" draw:start-shape="id1" draw:start-glue-point="1" draw:end-shape="id2" draw:end-glue-point="3" svg:d="m9100 10500h2964v-3300h2236">
          <text:p/>
        </draw:connector>
        <draw:frame draw:style-name="gr5" draw:layer="layout" svg:width="1.5cm" svg:height="1.45cm" svg:x="7cm" svg:y="13.6cm">
          <draw:text-box>
            <text:p/>
          </draw:text-box>
        </draw:frame>
        <draw:frame draw:style-name="gr6" draw:layer="layout" svg:width="5cm" svg:height="1.673cm" draw:transform="rotate (1.5707963267949) translate (10cm 10.1cm)">
          <draw:text-box>
            <text:p>Service</text:p>
            <text:p>Loader</text:p>
          </draw:text-box>
        </draw:frame>
        <draw:connector draw:style-name="gr7" draw:text-style-name="P1" draw:layer="layout" svg:x1="6.5cm" svg:y1="5.9cm" svg:x2="6.5cm" svg:y2="7.9cm" draw:start-shape="id3" draw:start-glue-point="2" draw:end-shape="id4" draw:end-glue-point="0" svg:d="m6500 5900v2000">
          <text:p text:style-name="P1"><text:s text:c="3"/>HTTP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21T15:45:06</dc:date>
    <meta:editing-duration>PT46M48S</meta:editing-duration>
    <meta:editing-cycles>25</meta:editing-cycles>
    <meta:generator>LibreOffice/3.4$Unix LibreOffice_project/340m1$Build-1206</meta:generator>
    <meta:document-statistic meta:object-count="11"/>
  </office:meta>
</office:document-meta>
</file>